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F" table:style-name="ta1">
        <table:shapes>
          <draw:frame draw:z-index="0" draw:style-name="gr1" draw:text-style-name="P1" svg:width="223.26mm" svg:height="124.58mm" svg:x="132.15mm" svg:y="1.06mm">
            <draw:object draw:notify-on-update-of-ranges="DataF.A1:DataF.A1 DataF.B1:DataF.AI1 DataF.A2:DataF.A2 DataF.B2:DataF.AI2 DataF.A3:DataF.A3 DataF.B3:DataF.AI3 DataF.A4:DataF.A4 DataF.B4:DataF.AI4 DataF.A5:DataF.A5 DataF.B5:DataF.AI5 DataF.A6:DataF.A6 DataF.B6:DataF.AI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3.26mm" svg:height="124.58mm" svg:x="167.72mm" svg:y="139.98mm">
            <draw:object draw:notify-on-update-of-ranges="DataF.A12:DataF.A12 DataF.B12:DataF.AI12 DataF.A13:DataF.A13 DataF.B13:DataF.AI13 DataF.A14:DataF.A14 DataF.B14:DataF.AI14 DataF.A15:DataF.A15 DataF.B15:DataF.AI15 DataF.A16:DataF.A16 DataF.B16:DataF.AI16 DataF.A17:DataF.A17 DataF.B17:DataF.AI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247982" calcext:value-type="float">
            <text:p>2247982</text:p>
          </table:table-cell>
          <table:table-cell office:value-type="float" office:value="2632578" calcext:value-type="float">
            <text:p>2632578</text:p>
          </table:table-cell>
          <table:table-cell office:value-type="float" office:value="87869" calcext:value-type="float">
            <text:p>87869</text:p>
          </table:table-cell>
          <table:table-cell office:value-type="float" office:value="169911" calcext:value-type="float">
            <text:p>169911</text:p>
          </table:table-cell>
          <table:table-cell office:value-type="float" office:value="16341063" calcext:value-type="float">
            <text:p>16341063</text:p>
          </table:table-cell>
          <table:table-cell office:value-type="float" office:value="2417384" calcext:value-type="float">
            <text:p>2417384</text:p>
          </table:table-cell>
          <table:table-cell office:value-type="float" office:value="2451272" calcext:value-type="float">
            <text:p>2451272</text:p>
          </table:table-cell>
          <table:table-cell office:value-type="float" office:value="16147227" calcext:value-type="float">
            <text:p>16147227</text:p>
          </table:table-cell>
          <table:table-cell office:value-type="float" office:value="486112" calcext:value-type="float">
            <text:p>486112</text:p>
          </table:table-cell>
          <table:table-cell office:value-type="float" office:value="97532" calcext:value-type="float">
            <text:p>97532</text:p>
          </table:table-cell>
          <table:table-cell office:value-type="float" office:value="2210394" calcext:value-type="float">
            <text:p>2210394</text:p>
          </table:table-cell>
          <table:table-cell office:value-type="float" office:value="2369162" calcext:value-type="float">
            <text:p>2369162</text:p>
          </table:table-cell>
          <table:table-cell office:value-type="float" office:value="15876573" calcext:value-type="float">
            <text:p>15876573</text:p>
          </table:table-cell>
          <table:table-cell office:value-type="float" office:value="598821" calcext:value-type="float">
            <text:p>598821</text:p>
          </table:table-cell>
          <table:table-cell office:value-type="float" office:value="152430" calcext:value-type="float">
            <text:p>152430</text:p>
          </table:table-cell>
          <table:table-cell office:value-type="float" office:value="1988747" calcext:value-type="float">
            <text:p>1988747</text:p>
          </table:table-cell>
          <table:table-cell office:value-type="float" office:value="2675131" calcext:value-type="float">
            <text:p>2675131</text:p>
          </table:table-cell>
          <table:table-cell office:value-type="float" office:value="15612788" calcext:value-type="float">
            <text:p>15612788</text:p>
          </table:table-cell>
          <table:table-cell office:value-type="float" office:value="630982" calcext:value-type="float">
            <text:p>630982</text:p>
          </table:table-cell>
          <table:table-cell office:value-type="float" office:value="155418" calcext:value-type="float">
            <text:p>155418</text:p>
          </table:table-cell>
          <table:table-cell office:value-type="float" office:value="2269245" calcext:value-type="float">
            <text:p>2269245</text:p>
          </table:table-cell>
          <table:table-cell office:value-type="float" office:value="2497069" calcext:value-type="float">
            <text:p>2497069</text:p>
          </table:table-cell>
          <table:table-cell office:value-type="float" office:value="163322" calcext:value-type="float">
            <text:p>163322</text:p>
          </table:table-cell>
          <table:table-cell office:value-type="float" office:value="78844" calcext:value-type="float">
            <text:p>78844</text:p>
          </table:table-cell>
          <table:table-cell office:value-type="float" office:value="210814" calcext:value-type="float">
            <text:p>210814</text:p>
          </table:table-cell>
          <table:table-cell office:value-type="float" office:value="2622578" calcext:value-type="float">
            <text:p>2622578</text:p>
          </table:table-cell>
          <table:table-cell office:value-type="float" office:value="2235342" calcext:value-type="float">
            <text:p>2235342</text:p>
          </table:table-cell>
          <table:table-cell office:value-type="float" office:value="309956" calcext:value-type="float">
            <text:p>309956</text:p>
          </table:table-cell>
          <table:table-cell office:value-type="float" office:value="949656" calcext:value-type="float">
            <text:p>949656</text:p>
          </table:table-cell>
          <table:table-cell office:value-type="float" office:value="14801019" calcext:value-type="float">
            <text:p>14801019</text:p>
          </table:table-cell>
          <table:table-cell office:value-type="float" office:value="3034102" calcext:value-type="float">
            <text:p>3034102</text:p>
          </table:table-cell>
          <table:table-cell office:value-type="float" office:value="2491511" calcext:value-type="float">
            <text:p>2491511</text:p>
          </table:table-cell>
          <table:table-cell office:value-type="float" office:value="202830" calcext:value-type="float">
            <text:p>202830</text:p>
          </table:table-cell>
          <table:table-cell office:value-type="float" office:value="157624" calcext:value-type="float">
            <text:p>15762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92847" calcext:value-type="float">
            <text:p>4292847</text:p>
          </table:table-cell>
          <table:table-cell office:value-type="float" office:value="4354782" calcext:value-type="float">
            <text:p>4354782</text:p>
          </table:table-cell>
          <table:table-cell office:value-type="float" office:value="16486479" calcext:value-type="float">
            <text:p>16486479</text:p>
          </table:table-cell>
          <table:table-cell office:value-type="float" office:value="284353" calcext:value-type="float">
            <text:p>284353</text:p>
          </table:table-cell>
          <table:table-cell office:value-type="float" office:value="91318" calcext:value-type="float">
            <text:p>91318</text:p>
          </table:table-cell>
          <table:table-cell office:value-type="float" office:value="4459485" calcext:value-type="float">
            <text:p>4459485</text:p>
          </table:table-cell>
          <table:table-cell office:value-type="float" office:value="5461728" calcext:value-type="float">
            <text:p>5461728</text:p>
          </table:table-cell>
          <table:table-cell office:value-type="float" office:value="335836" calcext:value-type="float">
            <text:p>335836</text:p>
          </table:table-cell>
          <table:table-cell office:value-type="float" office:value="16052755" calcext:value-type="float">
            <text:p>16052755</text:p>
          </table:table-cell>
          <table:table-cell office:value-type="float" office:value="527279" calcext:value-type="float">
            <text:p>527279</text:p>
          </table:table-cell>
          <table:table-cell office:value-type="float" office:value="5089294" calcext:value-type="float">
            <text:p>5089294</text:p>
          </table:table-cell>
          <table:table-cell office:value-type="float" office:value="5143236" calcext:value-type="float">
            <text:p>5143236</text:p>
          </table:table-cell>
          <table:table-cell office:value-type="float" office:value="223678" calcext:value-type="float">
            <text:p>223678</text:p>
          </table:table-cell>
          <table:table-cell office:value-type="float" office:value="98607" calcext:value-type="float">
            <text:p>98607</text:p>
          </table:table-cell>
          <table:table-cell office:value-type="float" office:value="206173" calcext:value-type="float">
            <text:p>206173</text:p>
          </table:table-cell>
          <table:table-cell office:value-type="float" office:value="4906423" calcext:value-type="float">
            <text:p>4906423</text:p>
          </table:table-cell>
          <table:table-cell office:value-type="float" office:value="4576537" calcext:value-type="float">
            <text:p>4576537</text:p>
          </table:table-cell>
          <table:table-cell office:value-type="float" office:value="620214" calcext:value-type="float">
            <text:p>620214</text:p>
          </table:table-cell>
          <table:table-cell office:value-type="float" office:value="15578582" calcext:value-type="float">
            <text:p>15578582</text:p>
          </table:table-cell>
          <table:table-cell office:value-type="float" office:value="846122" calcext:value-type="float">
            <text:p>846122</text:p>
          </table:table-cell>
          <table:table-cell office:value-type="float" office:value="4430261" calcext:value-type="float">
            <text:p>4430261</text:p>
          </table:table-cell>
          <table:table-cell office:value-type="float" office:value="4482453" calcext:value-type="float">
            <text:p>4482453</text:p>
          </table:table-cell>
          <table:table-cell office:value-type="float" office:value="15437177" calcext:value-type="float">
            <text:p>15437177</text:p>
          </table:table-cell>
          <table:table-cell office:value-type="float" office:value="759250" calcext:value-type="float">
            <text:p>759250</text:p>
          </table:table-cell>
          <table:table-cell office:value-type="float" office:value="305610" calcext:value-type="float">
            <text:p>305610</text:p>
          </table:table-cell>
          <table:table-cell office:value-type="float" office:value="3625272" calcext:value-type="float">
            <text:p>3625272</text:p>
          </table:table-cell>
          <table:table-cell office:value-type="float" office:value="4563780" calcext:value-type="float">
            <text:p>4563780</text:p>
          </table:table-cell>
          <table:table-cell office:value-type="float" office:value="1095999" calcext:value-type="float">
            <text:p>1095999</text:p>
          </table:table-cell>
          <table:table-cell office:value-type="float" office:value="14878542" calcext:value-type="float">
            <text:p>14878542</text:p>
          </table:table-cell>
          <table:table-cell office:value-type="float" office:value="1100584" calcext:value-type="float">
            <text:p>1100584</text:p>
          </table:table-cell>
          <table:table-cell office:value-type="float" office:value="4812738" calcext:value-type="float">
            <text:p>4812738</text:p>
          </table:table-cell>
          <table:table-cell office:value-type="float" office:value="4270222" calcext:value-type="float">
            <text:p>4270222</text:p>
          </table:table-cell>
          <table:table-cell office:value-type="float" office:value="1645045" calcext:value-type="float">
            <text:p>1645045</text:p>
          </table:table-cell>
          <table:table-cell office:value-type="float" office:value="14024943" calcext:value-type="float">
            <text:p>1402494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799493" calcext:value-type="float">
            <text:p>4799493</text:p>
          </table:table-cell>
          <table:table-cell office:value-type="float" office:value="4741392" calcext:value-type="float">
            <text:p>4741392</text:p>
          </table:table-cell>
          <table:table-cell office:value-type="float" office:value="182964" calcext:value-type="float">
            <text:p>182964</text:p>
          </table:table-cell>
          <table:table-cell office:value-type="float" office:value="16355736" calcext:value-type="float">
            <text:p>16355736</text:p>
          </table:table-cell>
          <table:table-cell office:value-type="float" office:value="326649" calcext:value-type="float">
            <text:p>326649</text:p>
          </table:table-cell>
          <table:table-cell office:value-type="float" office:value="4908209" calcext:value-type="float">
            <text:p>4908209</text:p>
          </table:table-cell>
          <table:table-cell office:value-type="float" office:value="5152594" calcext:value-type="float">
            <text:p>5152594</text:p>
          </table:table-cell>
          <table:table-cell office:value-type="float" office:value="180788" calcext:value-type="float">
            <text:p>180788</text:p>
          </table:table-cell>
          <table:table-cell office:value-type="float" office:value="59648" calcext:value-type="float">
            <text:p>59648</text:p>
          </table:table-cell>
          <table:table-cell office:value-type="float" office:value="113236" calcext:value-type="float">
            <text:p>113236</text:p>
          </table:table-cell>
          <table:table-cell office:value-type="float" office:value="4587807" calcext:value-type="float">
            <text:p>4587807</text:p>
          </table:table-cell>
          <table:table-cell office:value-type="float" office:value="4497121" calcext:value-type="float">
            <text:p>4497121</text:p>
          </table:table-cell>
          <table:table-cell office:value-type="float" office:value="297258" calcext:value-type="float">
            <text:p>297258</text:p>
          </table:table-cell>
          <table:table-cell office:value-type="float" office:value="361119" calcext:value-type="float">
            <text:p>361119</text:p>
          </table:table-cell>
          <table:table-cell office:value-type="float" office:value="15818238" calcext:value-type="float">
            <text:p>15818238</text:p>
          </table:table-cell>
          <table:table-cell office:value-type="float" office:value="5347187" calcext:value-type="float">
            <text:p>5347187</text:p>
          </table:table-cell>
          <table:table-cell office:value-type="float" office:value="4850436" calcext:value-type="float">
            <text:p>4850436</text:p>
          </table:table-cell>
          <table:table-cell office:value-type="float" office:value="359175" calcext:value-type="float">
            <text:p>359175</text:p>
          </table:table-cell>
          <table:table-cell office:value-type="float" office:value="496867" calcext:value-type="float">
            <text:p>496867</text:p>
          </table:table-cell>
          <table:table-cell office:value-type="float" office:value="15557873" calcext:value-type="float">
            <text:p>15557873</text:p>
          </table:table-cell>
          <table:table-cell office:value-type="float" office:value="5503329" calcext:value-type="float">
            <text:p>5503329</text:p>
          </table:table-cell>
          <table:table-cell office:value-type="float" office:value="4704361" calcext:value-type="float">
            <text:p>4704361</text:p>
          </table:table-cell>
          <table:table-cell office:value-type="float" office:value="380812" calcext:value-type="float">
            <text:p>380812</text:p>
          </table:table-cell>
          <table:table-cell office:value-type="float" office:value="688066" calcext:value-type="float">
            <text:p>688066</text:p>
          </table:table-cell>
          <table:table-cell office:value-type="float" office:value="15315370" calcext:value-type="float">
            <text:p>15315370</text:p>
          </table:table-cell>
          <table:table-cell office:value-type="float" office:value="5531023" calcext:value-type="float">
            <text:p>5531023</text:p>
          </table:table-cell>
          <table:table-cell office:value-type="float" office:value="4570799" calcext:value-type="float">
            <text:p>4570799</text:p>
          </table:table-cell>
          <table:table-cell office:value-type="float" office:value="308102" calcext:value-type="float">
            <text:p>308102</text:p>
          </table:table-cell>
          <table:table-cell office:value-type="float" office:value="168387" calcext:value-type="float">
            <text:p>168387</text:p>
          </table:table-cell>
          <table:table-cell office:value-type="float" office:value="430925" calcext:value-type="float">
            <text:p>430925</text:p>
          </table:table-cell>
          <table:table-cell office:value-type="float" office:value="4349796" calcext:value-type="float">
            <text:p>4349796</text:p>
          </table:table-cell>
          <table:table-cell office:value-type="float" office:value="4195221" calcext:value-type="float">
            <text:p>4195221</text:p>
          </table:table-cell>
          <table:table-cell office:value-type="float" office:value="653268" calcext:value-type="float">
            <text:p>653268</text:p>
          </table:table-cell>
          <table:table-cell office:value-type="float" office:value="1865901" calcext:value-type="float">
            <text:p>186590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507232" calcext:value-type="float">
            <text:p>5507232</text:p>
          </table:table-cell>
          <table:table-cell office:value-type="float" office:value="5118802" calcext:value-type="float">
            <text:p>5118802</text:p>
          </table:table-cell>
          <table:table-cell office:value-type="float" office:value="90242" calcext:value-type="float">
            <text:p>90242</text:p>
          </table:table-cell>
          <table:table-cell office:value-type="float" office:value="37554" calcext:value-type="float">
            <text:p>37554</text:p>
          </table:table-cell>
          <table:table-cell office:value-type="float" office:value="88524" calcext:value-type="float">
            <text:p>88524</text:p>
          </table:table-cell>
          <table:table-cell office:value-type="float" office:value="5062476" calcext:value-type="float">
            <text:p>5062476</text:p>
          </table:table-cell>
          <table:table-cell office:value-type="float" office:value="3781960" calcext:value-type="float">
            <text:p>3781960</text:p>
          </table:table-cell>
          <table:table-cell office:value-type="float" office:value="183703" calcext:value-type="float">
            <text:p>183703</text:p>
          </table:table-cell>
          <table:table-cell office:value-type="float" office:value="249039" calcext:value-type="float">
            <text:p>249039</text:p>
          </table:table-cell>
          <table:table-cell office:value-type="float" office:value="16109507" calcext:value-type="float">
            <text:p>16109507</text:p>
          </table:table-cell>
          <table:table-cell office:value-type="float" office:value="4960059" calcext:value-type="float">
            <text:p>4960059</text:p>
          </table:table-cell>
          <table:table-cell office:value-type="float" office:value="4838035" calcext:value-type="float">
            <text:p>4838035</text:p>
          </table:table-cell>
          <table:table-cell office:value-type="float" office:value="450045" calcext:value-type="float">
            <text:p>450045</text:p>
          </table:table-cell>
          <table:table-cell office:value-type="float" office:value="15789007" calcext:value-type="float">
            <text:p>15789007</text:p>
          </table:table-cell>
          <table:table-cell office:value-type="float" office:value="670713" calcext:value-type="float">
            <text:p>670713</text:p>
          </table:table-cell>
          <table:table-cell office:value-type="float" office:value="4605197" calcext:value-type="float">
            <text:p>4605197</text:p>
          </table:table-cell>
          <table:table-cell office:value-type="float" office:value="4745450" calcext:value-type="float">
            <text:p>4745450</text:p>
          </table:table-cell>
          <table:table-cell office:value-type="float" office:value="255377" calcext:value-type="float">
            <text:p>255377</text:p>
          </table:table-cell>
          <table:table-cell office:value-type="float" office:value="141123" calcext:value-type="float">
            <text:p>141123</text:p>
          </table:table-cell>
          <table:table-cell office:value-type="float" office:value="288141" calcext:value-type="float">
            <text:p>288141</text:p>
          </table:table-cell>
          <table:table-cell office:value-type="float" office:value="4644719" calcext:value-type="float">
            <text:p>4644719</text:p>
          </table:table-cell>
          <table:table-cell office:value-type="float" office:value="5163671" calcext:value-type="float">
            <text:p>5163671</text:p>
          </table:table-cell>
          <table:table-cell office:value-type="float" office:value="866243" calcext:value-type="float">
            <text:p>866243</text:p>
          </table:table-cell>
          <table:table-cell office:value-type="float" office:value="15321394" calcext:value-type="float">
            <text:p>15321394</text:p>
          </table:table-cell>
          <table:table-cell office:value-type="float" office:value="1015760" calcext:value-type="float">
            <text:p>1015760</text:p>
          </table:table-cell>
          <table:table-cell office:value-type="float" office:value="5068681" calcext:value-type="float">
            <text:p>5068681</text:p>
          </table:table-cell>
          <table:table-cell office:value-type="float" office:value="5477633" calcext:value-type="float">
            <text:p>5477633</text:p>
          </table:table-cell>
          <table:table-cell office:value-type="float" office:value="15133497" calcext:value-type="float">
            <text:p>15133497</text:p>
          </table:table-cell>
          <table:table-cell office:value-type="float" office:value="850969" calcext:value-type="float">
            <text:p>850969</text:p>
          </table:table-cell>
          <table:table-cell office:value-type="float" office:value="515026" calcext:value-type="float">
            <text:p>515026</text:p>
          </table:table-cell>
          <table:table-cell office:value-type="float" office:value="4650918" calcext:value-type="float">
            <text:p>4650918</text:p>
          </table:table-cell>
          <table:table-cell office:value-type="float" office:value="5890600" calcext:value-type="float">
            <text:p>5890600</text:p>
          </table:table-cell>
          <table:table-cell office:value-type="float" office:value="14346411" calcext:value-type="float">
            <text:p>14346411</text:p>
          </table:table-cell>
          <table:table-cell office:value-type="float" office:value="799086" calcext:value-type="float">
            <text:p>799086</text:p>
          </table:table-cell>
        </table:table-row>
        <table:table-row table:style-name="ro1" table:number-rows-repeated="5">
          <table:table-cell table:number-columns-repeated="3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56494" calcext:value-type="float">
            <text:p>2456494</text:p>
          </table:table-cell>
          <table:table-cell office:value-type="float" office:value="2504770" calcext:value-type="float">
            <text:p>2504770</text:p>
          </table:table-cell>
          <table:table-cell office:value-type="float" office:value="34091" calcext:value-type="float">
            <text:p>34091</text:p>
          </table:table-cell>
          <table:table-cell office:value-type="float" office:value="30401" calcext:value-type="float">
            <text:p>30401</text:p>
          </table:table-cell>
          <table:table-cell office:value-type="float" office:value="73305" calcext:value-type="float">
            <text:p>73305</text:p>
          </table:table-cell>
          <table:table-cell office:value-type="float" office:value="2065000" calcext:value-type="float">
            <text:p>2065000</text:p>
          </table:table-cell>
          <table:table-cell office:value-type="float" office:value="2826691" calcext:value-type="float">
            <text:p>2826691</text:p>
          </table:table-cell>
          <table:table-cell office:value-type="float" office:value="584014" calcext:value-type="float">
            <text:p>584014</text:p>
          </table:table-cell>
          <table:table-cell office:value-type="float" office:value="17242626" calcext:value-type="float">
            <text:p>17242626</text:p>
          </table:table-cell>
          <table:table-cell office:value-type="float" office:value="17064920" calcext:value-type="float">
            <text:p>17064920</text:p>
          </table:table-cell>
          <table:table-cell office:value-type="float" office:value="3047008" calcext:value-type="float">
            <text:p>3047008</text:p>
          </table:table-cell>
          <table:table-cell office:value-type="float" office:value="2652689" calcext:value-type="float">
            <text:p>2652689</text:p>
          </table:table-cell>
          <table:table-cell office:value-type="float" office:value="81746" calcext:value-type="float">
            <text:p>81746</text:p>
          </table:table-cell>
          <table:table-cell office:value-type="float" office:value="81020" calcext:value-type="float">
            <text:p>81020</text:p>
          </table:table-cell>
          <table:table-cell office:value-type="float" office:value="187139" calcext:value-type="float">
            <text:p>187139</text:p>
          </table:table-cell>
          <table:table-cell office:value-type="float" office:value="2889398" calcext:value-type="float">
            <text:p>2889398</text:p>
          </table:table-cell>
          <table:table-cell office:value-type="float" office:value="2492257" calcext:value-type="float">
            <text:p>2492257</text:p>
          </table:table-cell>
          <table:table-cell office:value-type="float" office:value="336169" calcext:value-type="float">
            <text:p>336169</text:p>
          </table:table-cell>
          <table:table-cell office:value-type="float" office:value="1146392" calcext:value-type="float">
            <text:p>1146392</text:p>
          </table:table-cell>
          <table:table-cell office:value-type="float" office:value="15761266" calcext:value-type="float">
            <text:p>15761266</text:p>
          </table:table-cell>
          <table:table-cell office:value-type="float" office:value="3128702" calcext:value-type="float">
            <text:p>3128702</text:p>
          </table:table-cell>
          <table:table-cell office:value-type="float" office:value="2640029" calcext:value-type="float">
            <text:p>2640029</text:p>
          </table:table-cell>
          <table:table-cell office:value-type="float" office:value="130937" calcext:value-type="float">
            <text:p>130937</text:p>
          </table:table-cell>
          <table:table-cell office:value-type="float" office:value="133393" calcext:value-type="float">
            <text:p>133393</text:p>
          </table:table-cell>
          <table:table-cell office:value-type="float" office:value="364349" calcext:value-type="float">
            <text:p>364349</text:p>
          </table:table-cell>
          <table:table-cell office:value-type="float" office:value="2564749" calcext:value-type="float">
            <text:p>2564749</text:p>
          </table:table-cell>
          <table:table-cell office:value-type="float" office:value="2742386" calcext:value-type="float">
            <text:p>2742386</text:p>
          </table:table-cell>
          <table:table-cell office:value-type="float" office:value="653525" calcext:value-type="float">
            <text:p>653525</text:p>
          </table:table-cell>
          <table:table-cell office:value-type="float" office:value="2011260" calcext:value-type="float">
            <text:p>2011260</text:p>
          </table:table-cell>
          <table:table-cell office:value-type="float" office:value="14520747" calcext:value-type="float">
            <text:p>14520747</text:p>
          </table:table-cell>
          <table:table-cell office:value-type="float" office:value="3208589" calcext:value-type="float">
            <text:p>3208589</text:p>
          </table:table-cell>
          <table:table-cell office:value-type="float" office:value="2323458" calcext:value-type="float">
            <text:p>2323458</text:p>
          </table:table-cell>
          <table:table-cell office:value-type="float" office:value="170843" calcext:value-type="float">
            <text:p>170843</text:p>
          </table:table-cell>
          <table:table-cell office:value-type="float" office:value="181044" calcext:value-type="float">
            <text:p>18104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961524" calcext:value-type="float">
            <text:p>3961524</text:p>
          </table:table-cell>
          <table:table-cell office:value-type="float" office:value="4395152" calcext:value-type="float">
            <text:p>4395152</text:p>
          </table:table-cell>
          <table:table-cell office:value-type="float" office:value="17453727" calcext:value-type="float">
            <text:p>17453727</text:p>
          </table:table-cell>
          <table:table-cell office:value-type="float" office:value="410313" calcext:value-type="float">
            <text:p>410313</text:p>
          </table:table-cell>
          <table:table-cell office:value-type="float" office:value="17301280" calcext:value-type="float">
            <text:p>17301280</text:p>
          </table:table-cell>
          <table:table-cell office:value-type="float" office:value="5428278" calcext:value-type="float">
            <text:p>5428278</text:p>
          </table:table-cell>
          <table:table-cell office:value-type="float" office:value="5255102" calcext:value-type="float">
            <text:p>5255102</text:p>
          </table:table-cell>
          <table:table-cell office:value-type="float" office:value="146575" calcext:value-type="float">
            <text:p>146575</text:p>
          </table:table-cell>
          <table:table-cell office:value-type="float" office:value="96440" calcext:value-type="float">
            <text:p>96440</text:p>
          </table:table-cell>
          <table:table-cell office:value-type="float" office:value="258744" calcext:value-type="float">
            <text:p>258744</text:p>
          </table:table-cell>
          <table:table-cell office:value-type="float" office:value="4429258" calcext:value-type="float">
            <text:p>4429258</text:p>
          </table:table-cell>
          <table:table-cell office:value-type="float" office:value="5051633" calcext:value-type="float">
            <text:p>5051633</text:p>
          </table:table-cell>
          <table:table-cell office:value-type="float" office:value="16475044" calcext:value-type="float">
            <text:p>16475044</text:p>
          </table:table-cell>
          <table:table-cell office:value-type="float" office:value="538987" calcext:value-type="float">
            <text:p>538987</text:p>
          </table:table-cell>
          <table:table-cell office:value-type="float" office:value="387366" calcext:value-type="float">
            <text:p>387366</text:p>
          </table:table-cell>
          <table:table-cell office:value-type="float" office:value="4200432" calcext:value-type="float">
            <text:p>4200432</text:p>
          </table:table-cell>
          <table:table-cell office:value-type="float" office:value="5166134" calcext:value-type="float">
            <text:p>5166134</text:p>
          </table:table-cell>
          <table:table-cell office:value-type="float" office:value="15974638" calcext:value-type="float">
            <text:p>15974638</text:p>
          </table:table-cell>
          <table:table-cell office:value-type="float" office:value="611616" calcext:value-type="float">
            <text:p>611616</text:p>
          </table:table-cell>
          <table:table-cell office:value-type="float" office:value="532644" calcext:value-type="float">
            <text:p>532644</text:p>
          </table:table-cell>
          <table:table-cell office:value-type="float" office:value="5186188" calcext:value-type="float">
            <text:p>5186188</text:p>
          </table:table-cell>
          <table:table-cell office:value-type="float" office:value="5061734" calcext:value-type="float">
            <text:p>5061734</text:p>
          </table:table-cell>
          <table:table-cell office:value-type="float" office:value="1641365" calcext:value-type="float">
            <text:p>1641365</text:p>
          </table:table-cell>
          <table:table-cell office:value-type="float" office:value="15188767" calcext:value-type="float">
            <text:p>15188767</text:p>
          </table:table-cell>
          <table:table-cell office:value-type="float" office:value="1123061" calcext:value-type="float">
            <text:p>1123061</text:p>
          </table:table-cell>
          <table:table-cell office:value-type="float" office:value="5386297" calcext:value-type="float">
            <text:p>5386297</text:p>
          </table:table-cell>
          <table:table-cell office:value-type="float" office:value="5175310" calcext:value-type="float">
            <text:p>5175310</text:p>
          </table:table-cell>
          <table:table-cell office:value-type="float" office:value="319028" calcext:value-type="float">
            <text:p>319028</text:p>
          </table:table-cell>
          <table:table-cell office:value-type="float" office:value="279227" calcext:value-type="float">
            <text:p>279227</text:p>
          </table:table-cell>
          <table:table-cell office:value-type="float" office:value="807564" calcext:value-type="float">
            <text:p>807564</text:p>
          </table:table-cell>
          <table:table-cell office:value-type="float" office:value="4929695" calcext:value-type="float">
            <text:p>4929695</text:p>
          </table:table-cell>
          <table:table-cell office:value-type="float" office:value="4868246" calcext:value-type="float">
            <text:p>4868246</text:p>
          </table:table-cell>
          <table:table-cell office:value-type="float" office:value="280946" calcext:value-type="float">
            <text:p>280946</text:p>
          </table:table-cell>
          <table:table-cell office:value-type="float" office:value="183465" calcext:value-type="float">
            <text:p>18346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89343" calcext:value-type="float">
            <text:p>5689343</text:p>
          </table:table-cell>
          <table:table-cell office:value-type="float" office:value="5131134" calcext:value-type="float">
            <text:p>5131134</text:p>
          </table:table-cell>
          <table:table-cell office:value-type="float" office:value="95432" calcext:value-type="float">
            <text:p>95432</text:p>
          </table:table-cell>
          <table:table-cell office:value-type="float" office:value="48302" calcext:value-type="float">
            <text:p>48302</text:p>
          </table:table-cell>
          <table:table-cell office:value-type="float" office:value="130081" calcext:value-type="float">
            <text:p>130081</text:p>
          </table:table-cell>
          <table:table-cell office:value-type="float" office:value="4564569" calcext:value-type="float">
            <text:p>4564569</text:p>
          </table:table-cell>
          <table:table-cell office:value-type="float" office:value="5326149" calcext:value-type="float">
            <text:p>5326149</text:p>
          </table:table-cell>
          <table:table-cell office:value-type="float" office:value="16950457" calcext:value-type="float">
            <text:p>16950457</text:p>
          </table:table-cell>
          <table:table-cell office:value-type="float" office:value="388698" calcext:value-type="float">
            <text:p>388698</text:p>
          </table:table-cell>
          <table:table-cell office:value-type="float" office:value="207255" calcext:value-type="float">
            <text:p>207255</text:p>
          </table:table-cell>
          <table:table-cell office:value-type="float" office:value="4776005" calcext:value-type="float">
            <text:p>4776005</text:p>
          </table:table-cell>
          <table:table-cell office:value-type="float" office:value="4422356" calcext:value-type="float">
            <text:p>4422356</text:p>
          </table:table-cell>
          <table:table-cell office:value-type="float" office:value="871631" calcext:value-type="float">
            <text:p>871631</text:p>
          </table:table-cell>
          <table:table-cell office:value-type="float" office:value="16252201" calcext:value-type="float">
            <text:p>16252201</text:p>
          </table:table-cell>
          <table:table-cell office:value-type="float" office:value="684363" calcext:value-type="float">
            <text:p>684363</text:p>
          </table:table-cell>
          <table:table-cell office:value-type="float" office:value="4753009" calcext:value-type="float">
            <text:p>4753009</text:p>
          </table:table-cell>
          <table:table-cell office:value-type="float" office:value="4796796" calcext:value-type="float">
            <text:p>4796796</text:p>
          </table:table-cell>
          <table:table-cell office:value-type="float" office:value="227242" calcext:value-type="float">
            <text:p>227242</text:p>
          </table:table-cell>
          <table:table-cell office:value-type="float" office:value="146221" calcext:value-type="float">
            <text:p>146221</text:p>
          </table:table-cell>
          <table:table-cell office:value-type="float" office:value="398707" calcext:value-type="float">
            <text:p>398707</text:p>
          </table:table-cell>
          <table:table-cell office:value-type="float" office:value="3908413" calcext:value-type="float">
            <text:p>3908413</text:p>
          </table:table-cell>
          <table:table-cell office:value-type="float" office:value="3824845" calcext:value-type="float">
            <text:p>3824845</text:p>
          </table:table-cell>
          <table:table-cell office:value-type="float" office:value="607577" calcext:value-type="float">
            <text:p>607577</text:p>
          </table:table-cell>
          <table:table-cell office:value-type="float" office:value="1723381" calcext:value-type="float">
            <text:p>1723381</text:p>
          </table:table-cell>
          <table:table-cell office:value-type="float" office:value="15455015" calcext:value-type="float">
            <text:p>15455015</text:p>
          </table:table-cell>
          <table:table-cell office:value-type="float" office:value="4273151" calcext:value-type="float">
            <text:p>4273151</text:p>
          </table:table-cell>
          <table:table-cell office:value-type="float" office:value="4758770" calcext:value-type="float">
            <text:p>4758770</text:p>
          </table:table-cell>
          <table:table-cell office:value-type="float" office:value="14671637" calcext:value-type="float">
            <text:p>14671637</text:p>
          </table:table-cell>
          <table:table-cell office:value-type="float" office:value="843673" calcext:value-type="float">
            <text:p>843673</text:p>
          </table:table-cell>
          <table:table-cell office:value-type="float" office:value="966158" calcext:value-type="float">
            <text:p>966158</text:p>
          </table:table-cell>
          <table:table-cell office:value-type="float" office:value="4156026" calcext:value-type="float">
            <text:p>4156026</text:p>
          </table:table-cell>
          <table:table-cell office:value-type="float" office:value="5767271" calcext:value-type="float">
            <text:p>5767271</text:p>
          </table:table-cell>
          <table:table-cell office:value-type="float" office:value="14790037" calcext:value-type="float">
            <text:p>14790037</text:p>
          </table:table-cell>
          <table:table-cell office:value-type="float" office:value="3474472" calcext:value-type="float">
            <text:p>347447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706793" calcext:value-type="float">
            <text:p>5706793</text:p>
          </table:table-cell>
          <table:table-cell office:value-type="float" office:value="5783098" calcext:value-type="float">
            <text:p>5783098</text:p>
          </table:table-cell>
          <table:table-cell office:value-type="float" office:value="230904" calcext:value-type="float">
            <text:p>230904</text:p>
          </table:table-cell>
          <table:table-cell office:value-type="float" office:value="17325138" calcext:value-type="float">
            <text:p>17325138</text:p>
          </table:table-cell>
          <table:table-cell office:value-type="float" office:value="309488" calcext:value-type="float">
            <text:p>309488</text:p>
          </table:table-cell>
          <table:table-cell office:value-type="float" office:value="5756307" calcext:value-type="float">
            <text:p>5756307</text:p>
          </table:table-cell>
          <table:table-cell office:value-type="float" office:value="4406212" calcext:value-type="float">
            <text:p>4406212</text:p>
          </table:table-cell>
          <table:table-cell office:value-type="float" office:value="133108" calcext:value-type="float">
            <text:p>133108</text:p>
          </table:table-cell>
          <table:table-cell office:value-type="float" office:value="86390" calcext:value-type="float">
            <text:p>86390</text:p>
          </table:table-cell>
          <table:table-cell office:value-type="float" office:value="283235" calcext:value-type="float">
            <text:p>283235</text:p>
          </table:table-cell>
          <table:table-cell office:value-type="float" office:value="5561883" calcext:value-type="float">
            <text:p>5561883</text:p>
          </table:table-cell>
          <table:table-cell office:value-type="float" office:value="5687476" calcext:value-type="float">
            <text:p>5687476</text:p>
          </table:table-cell>
          <table:table-cell office:value-type="float" office:value="385733" calcext:value-type="float">
            <text:p>385733</text:p>
          </table:table-cell>
          <table:table-cell office:value-type="float" office:value="941946" calcext:value-type="float">
            <text:p>941946</text:p>
          </table:table-cell>
          <table:table-cell office:value-type="float" office:value="16555286" calcext:value-type="float">
            <text:p>16555286</text:p>
          </table:table-cell>
          <table:table-cell office:value-type="float" office:value="5971315" calcext:value-type="float">
            <text:p>5971315</text:p>
          </table:table-cell>
          <table:table-cell office:value-type="float" office:value="5358967" calcext:value-type="float">
            <text:p>5358967</text:p>
          </table:table-cell>
          <table:table-cell office:value-type="float" office:value="1276105" calcext:value-type="float">
            <text:p>1276105</text:p>
          </table:table-cell>
          <table:table-cell office:value-type="float" office:value="15909925" calcext:value-type="float">
            <text:p>15909925</text:p>
          </table:table-cell>
          <table:table-cell office:value-type="float" office:value="1121537" calcext:value-type="float">
            <text:p>1121537</text:p>
          </table:table-cell>
          <table:table-cell office:value-type="float" office:value="5590851" calcext:value-type="float">
            <text:p>5590851</text:p>
          </table:table-cell>
          <table:table-cell office:value-type="float" office:value="6287546" calcext:value-type="float">
            <text:p>6287546</text:p>
          </table:table-cell>
          <table:table-cell office:value-type="float" office:value="15434275" calcext:value-type="float">
            <text:p>15434275</text:p>
          </table:table-cell>
          <table:table-cell office:value-type="float" office:value="768613" calcext:value-type="float">
            <text:p>768613</text:p>
          </table:table-cell>
          <table:table-cell office:value-type="float" office:value="871729" calcext:value-type="float">
            <text:p>871729</text:p>
          </table:table-cell>
          <table:table-cell office:value-type="float" office:value="5589957" calcext:value-type="float">
            <text:p>5589957</text:p>
          </table:table-cell>
          <table:table-cell office:value-type="float" office:value="5137688" calcext:value-type="float">
            <text:p>5137688</text:p>
          </table:table-cell>
          <table:table-cell office:value-type="float" office:value="2169964" calcext:value-type="float">
            <text:p>2169964</text:p>
          </table:table-cell>
          <table:table-cell office:value-type="float" office:value="14679994" calcext:value-type="float">
            <text:p>14679994</text:p>
          </table:table-cell>
          <table:table-cell office:value-type="float" office:value="1519685" calcext:value-type="float">
            <text:p>1519685</text:p>
          </table:table-cell>
          <table:table-cell office:value-type="float" office:value="5519844" calcext:value-type="float">
            <text:p>5519844</text:p>
          </table:table-cell>
          <table:table-cell office:value-type="float" office:value="4855179" calcext:value-type="float">
            <text:p>4855179</text:p>
          </table:table-cell>
          <table:table-cell office:value-type="float" office:value="2572328" calcext:value-type="float">
            <text:p>2572328</text:p>
          </table:table-cell>
          <table:table-cell office:value-type="float" office:value="13975173" calcext:value-type="float">
            <text:p>13975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7T18:51:35.311863939</dc:date>
    <meta:editing-duration>PT31M23S</meta:editing-duration>
    <meta:editing-cycles>1</meta:editing-cycles>
    <meta:document-statistic meta:table-count="1" meta:cell-count="418" meta:object-count="2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27cm" svg:height="12.459cm" xlink:href=".." xlink:type="simple" chart:class="chart:line" chart:style-name="ch1">
        <chart:title svg:x="7.971cm" svg:y="0.385cm" chart:style-name="ch2">
          <text:p>Nucleotide freqs by position (F)</text:p>
        </chart:title>
        <chart:legend chart:legend-position="end" svg:x="20.718cm" svg:y="4.934cm" style:legend-expansion="high" chart:style-name="ch3"/>
        <chart:plot-area chart:style-name="ch4" table:cell-range-address="DataF.A1:DataF.AI6" chart:data-source-has-labels="both" svg:x="1.457cm" svg:y="1.413cm" svg:width="18.815cm" svg:height="9.816cm">
          <chartooo:coordinate-region svg:x="3.004cm" svg:y="1.612cm" svg:width="16.896cm" svg:height="8.97cm"/>
          <chart:axis chart:dimension="x" chart:name="primary-x" chart:style-name="ch5" chartooo:axis-type="auto">
            <chartooo:date-scale/>
            <chart:title svg:x="9.418cm" svg:y="11.478cm" chart:style-name="ch6">
              <text:p>Position in barcode</text:p>
            </chart:title>
            <chart:categories table:cell-range-address="DataF.B1:DataF.AI1"/>
          </chart:axis>
          <chart:axis chart:dimension="y" chart:name="primary-y" chart:style-name="ch5">
            <chart:title svg:x="0.451cm" svg:y="7.172cm" chart:style-name="ch7">
              <text:p>Total count</text:p>
            </chart:title>
            <chart:grid chart:style-name="ch8" chart:class="major"/>
          </chart:axis>
          <chart:series chart:style-name="ch9" chart:values-cell-range-address="DataF.B2:DataF.AI2" chart:label-cell-address="DataF.A2:DataF.A2" chart:class="chart:line">
            <chart:data-point chart:repeated="34"/>
          </chart:series>
          <chart:series chart:style-name="ch10" chart:values-cell-range-address="DataF.B3:DataF.AI3" chart:label-cell-address="DataF.A3:DataF.A3" chart:class="chart:line">
            <chart:data-point chart:repeated="34"/>
          </chart:series>
          <chart:series chart:style-name="ch11" chart:values-cell-range-address="DataF.B4:DataF.AI4" chart:label-cell-address="DataF.A4:DataF.A4" chart:class="chart:line">
            <chart:data-point chart:repeated="34"/>
          </chart:series>
          <chart:series chart:style-name="ch12" chart:values-cell-range-address="DataF.B5:DataF.AI5" chart:label-cell-address="DataF.A5:DataF.A5" chart:class="chart:line">
            <chart:data-point chart:repeated="34"/>
          </chart:series>
          <chart:series chart:style-name="ch13" chart:values-cell-range-address="DataF.B6:DataF.AI6" chart:label-cell-address="DataF.A6:DataF.A6" chart:class="chart:line">
            <chart:data-point chart:repeated="3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DataF.B1:DataF.AI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DataF.A2:DataF.A2</svg:desc>
                </draw:g>
              </table:table-cell>
              <table:table-cell office:value-type="float" office:value="2247982">
                <text:p>2247982</text:p>
                <draw:g>
                  <svg:desc>DataF.B2:DataF.AI2</svg:desc>
                </draw:g>
              </table:table-cell>
              <table:table-cell office:value-type="float" office:value="2632578">
                <text:p>2632578</text:p>
              </table:table-cell>
              <table:table-cell office:value-type="float" office:value="87869">
                <text:p>87869</text:p>
              </table:table-cell>
              <table:table-cell office:value-type="float" office:value="169911">
                <text:p>169911</text:p>
              </table:table-cell>
              <table:table-cell office:value-type="float" office:value="16341063">
                <text:p>16341063</text:p>
              </table:table-cell>
              <table:table-cell office:value-type="float" office:value="2417384">
                <text:p>2417384</text:p>
              </table:table-cell>
              <table:table-cell office:value-type="float" office:value="2451272">
                <text:p>2451272</text:p>
              </table:table-cell>
              <table:table-cell office:value-type="float" office:value="16147227">
                <text:p>16147227</text:p>
              </table:table-cell>
              <table:table-cell office:value-type="float" office:value="486112">
                <text:p>486112</text:p>
              </table:table-cell>
              <table:table-cell office:value-type="float" office:value="97532">
                <text:p>97532</text:p>
              </table:table-cell>
              <table:table-cell office:value-type="float" office:value="2210394">
                <text:p>2210394</text:p>
              </table:table-cell>
              <table:table-cell office:value-type="float" office:value="2369162">
                <text:p>2369162</text:p>
              </table:table-cell>
              <table:table-cell office:value-type="float" office:value="15876573">
                <text:p>15876573</text:p>
              </table:table-cell>
              <table:table-cell office:value-type="float" office:value="598821">
                <text:p>598821</text:p>
              </table:table-cell>
              <table:table-cell office:value-type="float" office:value="152430">
                <text:p>152430</text:p>
              </table:table-cell>
              <table:table-cell office:value-type="float" office:value="1988747">
                <text:p>1988747</text:p>
              </table:table-cell>
              <table:table-cell office:value-type="float" office:value="2675131">
                <text:p>2675131</text:p>
              </table:table-cell>
              <table:table-cell office:value-type="float" office:value="15612788">
                <text:p>15612788</text:p>
              </table:table-cell>
              <table:table-cell office:value-type="float" office:value="630982">
                <text:p>630982</text:p>
              </table:table-cell>
              <table:table-cell office:value-type="float" office:value="155418">
                <text:p>155418</text:p>
              </table:table-cell>
              <table:table-cell office:value-type="float" office:value="2269245">
                <text:p>2269245</text:p>
              </table:table-cell>
              <table:table-cell office:value-type="float" office:value="2497069">
                <text:p>2497069</text:p>
              </table:table-cell>
              <table:table-cell office:value-type="float" office:value="163322">
                <text:p>163322</text:p>
              </table:table-cell>
              <table:table-cell office:value-type="float" office:value="78844">
                <text:p>78844</text:p>
              </table:table-cell>
              <table:table-cell office:value-type="float" office:value="210814">
                <text:p>210814</text:p>
              </table:table-cell>
              <table:table-cell office:value-type="float" office:value="2622578">
                <text:p>2622578</text:p>
              </table:table-cell>
              <table:table-cell office:value-type="float" office:value="2235342">
                <text:p>2235342</text:p>
              </table:table-cell>
              <table:table-cell office:value-type="float" office:value="309956">
                <text:p>309956</text:p>
              </table:table-cell>
              <table:table-cell office:value-type="float" office:value="949656">
                <text:p>949656</text:p>
              </table:table-cell>
              <table:table-cell office:value-type="float" office:value="14801019">
                <text:p>14801019</text:p>
              </table:table-cell>
              <table:table-cell office:value-type="float" office:value="3034102">
                <text:p>3034102</text:p>
              </table:table-cell>
              <table:table-cell office:value-type="float" office:value="2491511">
                <text:p>2491511</text:p>
              </table:table-cell>
              <table:table-cell office:value-type="float" office:value="202830">
                <text:p>202830</text:p>
              </table:table-cell>
              <table:table-cell office:value-type="float" office:value="157624">
                <text:p>157624</text:p>
              </table:table-cell>
            </table:table-row>
            <table:table-row>
              <table:table-cell office:value-type="string">
                <text:p>C</text:p>
                <draw:g>
                  <svg:desc>DataF.A3:DataF.A3</svg:desc>
                </draw:g>
              </table:table-cell>
              <table:table-cell office:value-type="float" office:value="4292847">
                <text:p>4292847</text:p>
                <draw:g>
                  <svg:desc>DataF.B3:DataF.AI3</svg:desc>
                </draw:g>
              </table:table-cell>
              <table:table-cell office:value-type="float" office:value="4354782">
                <text:p>4354782</text:p>
              </table:table-cell>
              <table:table-cell office:value-type="float" office:value="16486479">
                <text:p>16486479</text:p>
              </table:table-cell>
              <table:table-cell office:value-type="float" office:value="284353">
                <text:p>284353</text:p>
              </table:table-cell>
              <table:table-cell office:value-type="float" office:value="91318">
                <text:p>91318</text:p>
              </table:table-cell>
              <table:table-cell office:value-type="float" office:value="4459485">
                <text:p>4459485</text:p>
              </table:table-cell>
              <table:table-cell office:value-type="float" office:value="5461728">
                <text:p>5461728</text:p>
              </table:table-cell>
              <table:table-cell office:value-type="float" office:value="335836">
                <text:p>335836</text:p>
              </table:table-cell>
              <table:table-cell office:value-type="float" office:value="16052755">
                <text:p>16052755</text:p>
              </table:table-cell>
              <table:table-cell office:value-type="float" office:value="527279">
                <text:p>527279</text:p>
              </table:table-cell>
              <table:table-cell office:value-type="float" office:value="5089294">
                <text:p>5089294</text:p>
              </table:table-cell>
              <table:table-cell office:value-type="float" office:value="5143236">
                <text:p>5143236</text:p>
              </table:table-cell>
              <table:table-cell office:value-type="float" office:value="223678">
                <text:p>223678</text:p>
              </table:table-cell>
              <table:table-cell office:value-type="float" office:value="98607">
                <text:p>98607</text:p>
              </table:table-cell>
              <table:table-cell office:value-type="float" office:value="206173">
                <text:p>206173</text:p>
              </table:table-cell>
              <table:table-cell office:value-type="float" office:value="4906423">
                <text:p>4906423</text:p>
              </table:table-cell>
              <table:table-cell office:value-type="float" office:value="4576537">
                <text:p>4576537</text:p>
              </table:table-cell>
              <table:table-cell office:value-type="float" office:value="620214">
                <text:p>620214</text:p>
              </table:table-cell>
              <table:table-cell office:value-type="float" office:value="15578582">
                <text:p>15578582</text:p>
              </table:table-cell>
              <table:table-cell office:value-type="float" office:value="846122">
                <text:p>846122</text:p>
              </table:table-cell>
              <table:table-cell office:value-type="float" office:value="4430261">
                <text:p>4430261</text:p>
              </table:table-cell>
              <table:table-cell office:value-type="float" office:value="4482453">
                <text:p>4482453</text:p>
              </table:table-cell>
              <table:table-cell office:value-type="float" office:value="15437177">
                <text:p>15437177</text:p>
              </table:table-cell>
              <table:table-cell office:value-type="float" office:value="759250">
                <text:p>759250</text:p>
              </table:table-cell>
              <table:table-cell office:value-type="float" office:value="305610">
                <text:p>305610</text:p>
              </table:table-cell>
              <table:table-cell office:value-type="float" office:value="3625272">
                <text:p>3625272</text:p>
              </table:table-cell>
              <table:table-cell office:value-type="float" office:value="4563780">
                <text:p>4563780</text:p>
              </table:table-cell>
              <table:table-cell office:value-type="float" office:value="1095999">
                <text:p>1095999</text:p>
              </table:table-cell>
              <table:table-cell office:value-type="float" office:value="14878542">
                <text:p>14878542</text:p>
              </table:table-cell>
              <table:table-cell office:value-type="float" office:value="1100584">
                <text:p>1100584</text:p>
              </table:table-cell>
              <table:table-cell office:value-type="float" office:value="4812738">
                <text:p>4812738</text:p>
              </table:table-cell>
              <table:table-cell office:value-type="float" office:value="4270222">
                <text:p>4270222</text:p>
              </table:table-cell>
              <table:table-cell office:value-type="float" office:value="1645045">
                <text:p>1645045</text:p>
              </table:table-cell>
              <table:table-cell office:value-type="float" office:value="14024943">
                <text:p>14024943</text:p>
              </table:table-cell>
            </table:table-row>
            <table:table-row>
              <table:table-cell office:value-type="string">
                <text:p>G</text:p>
                <draw:g>
                  <svg:desc>DataF.A4:DataF.A4</svg:desc>
                </draw:g>
              </table:table-cell>
              <table:table-cell office:value-type="float" office:value="4799493">
                <text:p>4799493</text:p>
                <draw:g>
                  <svg:desc>DataF.B4:DataF.AI4</svg:desc>
                </draw:g>
              </table:table-cell>
              <table:table-cell office:value-type="float" office:value="4741392">
                <text:p>4741392</text:p>
              </table:table-cell>
              <table:table-cell office:value-type="float" office:value="182964">
                <text:p>182964</text:p>
              </table:table-cell>
              <table:table-cell office:value-type="float" office:value="16355736">
                <text:p>16355736</text:p>
              </table:table-cell>
              <table:table-cell office:value-type="float" office:value="326649">
                <text:p>326649</text:p>
              </table:table-cell>
              <table:table-cell office:value-type="float" office:value="4908209">
                <text:p>4908209</text:p>
              </table:table-cell>
              <table:table-cell office:value-type="float" office:value="5152594">
                <text:p>5152594</text:p>
              </table:table-cell>
              <table:table-cell office:value-type="float" office:value="180788">
                <text:p>180788</text:p>
              </table:table-cell>
              <table:table-cell office:value-type="float" office:value="59648">
                <text:p>59648</text:p>
              </table:table-cell>
              <table:table-cell office:value-type="float" office:value="113236">
                <text:p>113236</text:p>
              </table:table-cell>
              <table:table-cell office:value-type="float" office:value="4587807">
                <text:p>4587807</text:p>
              </table:table-cell>
              <table:table-cell office:value-type="float" office:value="4497121">
                <text:p>4497121</text:p>
              </table:table-cell>
              <table:table-cell office:value-type="float" office:value="297258">
                <text:p>297258</text:p>
              </table:table-cell>
              <table:table-cell office:value-type="float" office:value="361119">
                <text:p>361119</text:p>
              </table:table-cell>
              <table:table-cell office:value-type="float" office:value="15818238">
                <text:p>15818238</text:p>
              </table:table-cell>
              <table:table-cell office:value-type="float" office:value="5347187">
                <text:p>5347187</text:p>
              </table:table-cell>
              <table:table-cell office:value-type="float" office:value="4850436">
                <text:p>4850436</text:p>
              </table:table-cell>
              <table:table-cell office:value-type="float" office:value="359175">
                <text:p>359175</text:p>
              </table:table-cell>
              <table:table-cell office:value-type="float" office:value="496867">
                <text:p>496867</text:p>
              </table:table-cell>
              <table:table-cell office:value-type="float" office:value="15557873">
                <text:p>15557873</text:p>
              </table:table-cell>
              <table:table-cell office:value-type="float" office:value="5503329">
                <text:p>5503329</text:p>
              </table:table-cell>
              <table:table-cell office:value-type="float" office:value="4704361">
                <text:p>4704361</text:p>
              </table:table-cell>
              <table:table-cell office:value-type="float" office:value="380812">
                <text:p>380812</text:p>
              </table:table-cell>
              <table:table-cell office:value-type="float" office:value="688066">
                <text:p>688066</text:p>
              </table:table-cell>
              <table:table-cell office:value-type="float" office:value="15315370">
                <text:p>15315370</text:p>
              </table:table-cell>
              <table:table-cell office:value-type="float" office:value="5531023">
                <text:p>5531023</text:p>
              </table:table-cell>
              <table:table-cell office:value-type="float" office:value="4570799">
                <text:p>4570799</text:p>
              </table:table-cell>
              <table:table-cell office:value-type="float" office:value="308102">
                <text:p>308102</text:p>
              </table:table-cell>
              <table:table-cell office:value-type="float" office:value="168387">
                <text:p>168387</text:p>
              </table:table-cell>
              <table:table-cell office:value-type="float" office:value="430925">
                <text:p>430925</text:p>
              </table:table-cell>
              <table:table-cell office:value-type="float" office:value="4349796">
                <text:p>4349796</text:p>
              </table:table-cell>
              <table:table-cell office:value-type="float" office:value="4195221">
                <text:p>4195221</text:p>
              </table:table-cell>
              <table:table-cell office:value-type="float" office:value="653268">
                <text:p>653268</text:p>
              </table:table-cell>
              <table:table-cell office:value-type="float" office:value="1865901">
                <text:p>1865901</text:p>
              </table:table-cell>
            </table:table-row>
            <table:table-row>
              <table:table-cell office:value-type="string">
                <text:p>N</text:p>
                <draw:g>
                  <svg:desc>DataF.A5:DataF.A5</svg:desc>
                </draw:g>
              </table:table-cell>
              <table:table-cell office:value-type="float" office:value="0">
                <text:p>0</text:p>
                <draw:g>
                  <svg:desc>DataF.B5:DataF.AI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</text:p>
                <draw:g>
                  <svg:desc>DataF.A6:DataF.A6</svg:desc>
                </draw:g>
              </table:table-cell>
              <table:table-cell office:value-type="float" office:value="5507232">
                <text:p>5507232</text:p>
                <draw:g>
                  <svg:desc>DataF.B6:DataF.AI6</svg:desc>
                </draw:g>
              </table:table-cell>
              <table:table-cell office:value-type="float" office:value="5118802">
                <text:p>5118802</text:p>
              </table:table-cell>
              <table:table-cell office:value-type="float" office:value="90242">
                <text:p>90242</text:p>
              </table:table-cell>
              <table:table-cell office:value-type="float" office:value="37554">
                <text:p>37554</text:p>
              </table:table-cell>
              <table:table-cell office:value-type="float" office:value="88524">
                <text:p>88524</text:p>
              </table:table-cell>
              <table:table-cell office:value-type="float" office:value="5062476">
                <text:p>5062476</text:p>
              </table:table-cell>
              <table:table-cell office:value-type="float" office:value="3781960">
                <text:p>3781960</text:p>
              </table:table-cell>
              <table:table-cell office:value-type="float" office:value="183703">
                <text:p>183703</text:p>
              </table:table-cell>
              <table:table-cell office:value-type="float" office:value="249039">
                <text:p>249039</text:p>
              </table:table-cell>
              <table:table-cell office:value-type="float" office:value="16109507">
                <text:p>16109507</text:p>
              </table:table-cell>
              <table:table-cell office:value-type="float" office:value="4960059">
                <text:p>4960059</text:p>
              </table:table-cell>
              <table:table-cell office:value-type="float" office:value="4838035">
                <text:p>4838035</text:p>
              </table:table-cell>
              <table:table-cell office:value-type="float" office:value="450045">
                <text:p>450045</text:p>
              </table:table-cell>
              <table:table-cell office:value-type="float" office:value="15789007">
                <text:p>15789007</text:p>
              </table:table-cell>
              <table:table-cell office:value-type="float" office:value="670713">
                <text:p>670713</text:p>
              </table:table-cell>
              <table:table-cell office:value-type="float" office:value="4605197">
                <text:p>4605197</text:p>
              </table:table-cell>
              <table:table-cell office:value-type="float" office:value="4745450">
                <text:p>4745450</text:p>
              </table:table-cell>
              <table:table-cell office:value-type="float" office:value="255377">
                <text:p>255377</text:p>
              </table:table-cell>
              <table:table-cell office:value-type="float" office:value="141123">
                <text:p>141123</text:p>
              </table:table-cell>
              <table:table-cell office:value-type="float" office:value="288141">
                <text:p>288141</text:p>
              </table:table-cell>
              <table:table-cell office:value-type="float" office:value="4644719">
                <text:p>4644719</text:p>
              </table:table-cell>
              <table:table-cell office:value-type="float" office:value="5163671">
                <text:p>5163671</text:p>
              </table:table-cell>
              <table:table-cell office:value-type="float" office:value="866243">
                <text:p>866243</text:p>
              </table:table-cell>
              <table:table-cell office:value-type="float" office:value="15321394">
                <text:p>15321394</text:p>
              </table:table-cell>
              <table:table-cell office:value-type="float" office:value="1015760">
                <text:p>1015760</text:p>
              </table:table-cell>
              <table:table-cell office:value-type="float" office:value="5068681">
                <text:p>5068681</text:p>
              </table:table-cell>
              <table:table-cell office:value-type="float" office:value="5477633">
                <text:p>5477633</text:p>
              </table:table-cell>
              <table:table-cell office:value-type="float" office:value="15133497">
                <text:p>15133497</text:p>
              </table:table-cell>
              <table:table-cell office:value-type="float" office:value="850969">
                <text:p>850969</text:p>
              </table:table-cell>
              <table:table-cell office:value-type="float" office:value="515026">
                <text:p>515026</text:p>
              </table:table-cell>
              <table:table-cell office:value-type="float" office:value="4650918">
                <text:p>4650918</text:p>
              </table:table-cell>
              <table:table-cell office:value-type="float" office:value="5890600">
                <text:p>5890600</text:p>
              </table:table-cell>
              <table:table-cell office:value-type="float" office:value="14346411">
                <text:p>14346411</text:p>
              </table:table-cell>
              <table:table-cell office:value-type="float" office:value="799086">
                <text:p>799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27cm" svg:height="12.459cm" xlink:href=".." xlink:type="simple" chart:class="chart:line" chart:style-name="ch1">
        <chart:title svg:x="7.944cm" svg:y="0.385cm" chart:style-name="ch2">
          <text:p>Nucleotide freqs by position (R)</text:p>
        </chart:title>
        <chart:legend chart:legend-position="end" svg:x="20.718cm" svg:y="4.934cm" style:legend-expansion="high" chart:style-name="ch3"/>
        <chart:plot-area chart:style-name="ch4" table:cell-range-address="DataF.A12:DataF.AI17" chart:data-source-has-labels="both" svg:x="1.457cm" svg:y="1.413cm" svg:width="18.815cm" svg:height="9.816cm">
          <chartooo:coordinate-region svg:x="3.004cm" svg:y="1.612cm" svg:width="16.896cm" svg:height="8.97cm"/>
          <chart:axis chart:dimension="x" chart:name="primary-x" chart:style-name="ch5" chartooo:axis-type="auto">
            <chartooo:date-scale/>
            <chart:title svg:x="9.418cm" svg:y="11.478cm" chart:style-name="ch6">
              <text:p>Position in barcode</text:p>
            </chart:title>
            <chart:categories table:cell-range-address="DataF.B12:DataF.AI12"/>
          </chart:axis>
          <chart:axis chart:dimension="y" chart:name="primary-y" chart:style-name="ch7">
            <chart:title svg:x="0.451cm" svg:y="7.172cm" chart:style-name="ch8">
              <text:p>Total count</text:p>
            </chart:title>
            <chart:grid chart:style-name="ch9" chart:class="major"/>
          </chart:axis>
          <chart:series chart:style-name="ch10" chart:values-cell-range-address="DataF.B13:DataF.AI13" chart:label-cell-address="DataF.A13:DataF.A13" chart:class="chart:line">
            <chart:data-point chart:repeated="34"/>
          </chart:series>
          <chart:series chart:style-name="ch11" chart:values-cell-range-address="DataF.B14:DataF.AI14" chart:label-cell-address="DataF.A14:DataF.A14" chart:class="chart:line">
            <chart:data-point chart:repeated="34"/>
          </chart:series>
          <chart:series chart:style-name="ch12" chart:values-cell-range-address="DataF.B15:DataF.AI15" chart:label-cell-address="DataF.A15:DataF.A15" chart:class="chart:line">
            <chart:data-point chart:repeated="34"/>
          </chart:series>
          <chart:series chart:style-name="ch13" chart:values-cell-range-address="DataF.B16:DataF.AI16" chart:label-cell-address="DataF.A16:DataF.A16" chart:class="chart:line">
            <chart:data-point chart:repeated="34"/>
          </chart:series>
          <chart:series chart:style-name="ch14" chart:values-cell-range-address="DataF.B17:DataF.AI17" chart:label-cell-address="DataF.A17:DataF.A17" chart:class="chart:line">
            <chart:data-point chart:repeated="3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DataF.B12:DataF.AI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DataF.A13:DataF.A13</svg:desc>
                </draw:g>
              </table:table-cell>
              <table:table-cell office:value-type="float" office:value="2456494">
                <text:p>2456494</text:p>
                <draw:g>
                  <svg:desc>DataF.B13:DataF.AI13</svg:desc>
                </draw:g>
              </table:table-cell>
              <table:table-cell office:value-type="float" office:value="2504770">
                <text:p>2504770</text:p>
              </table:table-cell>
              <table:table-cell office:value-type="float" office:value="34091">
                <text:p>34091</text:p>
              </table:table-cell>
              <table:table-cell office:value-type="float" office:value="30401">
                <text:p>30401</text:p>
              </table:table-cell>
              <table:table-cell office:value-type="float" office:value="73305">
                <text:p>73305</text:p>
              </table:table-cell>
              <table:table-cell office:value-type="float" office:value="2065000">
                <text:p>2065000</text:p>
              </table:table-cell>
              <table:table-cell office:value-type="float" office:value="2826691">
                <text:p>2826691</text:p>
              </table:table-cell>
              <table:table-cell office:value-type="float" office:value="584014">
                <text:p>584014</text:p>
              </table:table-cell>
              <table:table-cell office:value-type="float" office:value="17242626">
                <text:p>17242626</text:p>
              </table:table-cell>
              <table:table-cell office:value-type="float" office:value="17064920">
                <text:p>17064920</text:p>
              </table:table-cell>
              <table:table-cell office:value-type="float" office:value="3047008">
                <text:p>3047008</text:p>
              </table:table-cell>
              <table:table-cell office:value-type="float" office:value="2652689">
                <text:p>2652689</text:p>
              </table:table-cell>
              <table:table-cell office:value-type="float" office:value="81746">
                <text:p>81746</text:p>
              </table:table-cell>
              <table:table-cell office:value-type="float" office:value="81020">
                <text:p>81020</text:p>
              </table:table-cell>
              <table:table-cell office:value-type="float" office:value="187139">
                <text:p>187139</text:p>
              </table:table-cell>
              <table:table-cell office:value-type="float" office:value="2889398">
                <text:p>2889398</text:p>
              </table:table-cell>
              <table:table-cell office:value-type="float" office:value="2492257">
                <text:p>2492257</text:p>
              </table:table-cell>
              <table:table-cell office:value-type="float" office:value="336169">
                <text:p>336169</text:p>
              </table:table-cell>
              <table:table-cell office:value-type="float" office:value="1146392">
                <text:p>1146392</text:p>
              </table:table-cell>
              <table:table-cell office:value-type="float" office:value="15761266">
                <text:p>15761266</text:p>
              </table:table-cell>
              <table:table-cell office:value-type="float" office:value="3128702">
                <text:p>3128702</text:p>
              </table:table-cell>
              <table:table-cell office:value-type="float" office:value="2640029">
                <text:p>2640029</text:p>
              </table:table-cell>
              <table:table-cell office:value-type="float" office:value="130937">
                <text:p>130937</text:p>
              </table:table-cell>
              <table:table-cell office:value-type="float" office:value="133393">
                <text:p>133393</text:p>
              </table:table-cell>
              <table:table-cell office:value-type="float" office:value="364349">
                <text:p>364349</text:p>
              </table:table-cell>
              <table:table-cell office:value-type="float" office:value="2564749">
                <text:p>2564749</text:p>
              </table:table-cell>
              <table:table-cell office:value-type="float" office:value="2742386">
                <text:p>2742386</text:p>
              </table:table-cell>
              <table:table-cell office:value-type="float" office:value="653525">
                <text:p>653525</text:p>
              </table:table-cell>
              <table:table-cell office:value-type="float" office:value="2011260">
                <text:p>2011260</text:p>
              </table:table-cell>
              <table:table-cell office:value-type="float" office:value="14520747">
                <text:p>14520747</text:p>
              </table:table-cell>
              <table:table-cell office:value-type="float" office:value="3208589">
                <text:p>3208589</text:p>
              </table:table-cell>
              <table:table-cell office:value-type="float" office:value="2323458">
                <text:p>2323458</text:p>
              </table:table-cell>
              <table:table-cell office:value-type="float" office:value="170843">
                <text:p>170843</text:p>
              </table:table-cell>
              <table:table-cell office:value-type="float" office:value="181044">
                <text:p>181044</text:p>
              </table:table-cell>
            </table:table-row>
            <table:table-row>
              <table:table-cell office:value-type="string">
                <text:p>C</text:p>
                <draw:g>
                  <svg:desc>DataF.A14:DataF.A14</svg:desc>
                </draw:g>
              </table:table-cell>
              <table:table-cell office:value-type="float" office:value="3961524">
                <text:p>3961524</text:p>
                <draw:g>
                  <svg:desc>DataF.B14:DataF.AI14</svg:desc>
                </draw:g>
              </table:table-cell>
              <table:table-cell office:value-type="float" office:value="4395152">
                <text:p>4395152</text:p>
              </table:table-cell>
              <table:table-cell office:value-type="float" office:value="17453727">
                <text:p>17453727</text:p>
              </table:table-cell>
              <table:table-cell office:value-type="float" office:value="410313">
                <text:p>410313</text:p>
              </table:table-cell>
              <table:table-cell office:value-type="float" office:value="17301280">
                <text:p>17301280</text:p>
              </table:table-cell>
              <table:table-cell office:value-type="float" office:value="5428278">
                <text:p>5428278</text:p>
              </table:table-cell>
              <table:table-cell office:value-type="float" office:value="5255102">
                <text:p>5255102</text:p>
              </table:table-cell>
              <table:table-cell office:value-type="float" office:value="146575">
                <text:p>146575</text:p>
              </table:table-cell>
              <table:table-cell office:value-type="float" office:value="96440">
                <text:p>96440</text:p>
              </table:table-cell>
              <table:table-cell office:value-type="float" office:value="258744">
                <text:p>258744</text:p>
              </table:table-cell>
              <table:table-cell office:value-type="float" office:value="4429258">
                <text:p>4429258</text:p>
              </table:table-cell>
              <table:table-cell office:value-type="float" office:value="5051633">
                <text:p>5051633</text:p>
              </table:table-cell>
              <table:table-cell office:value-type="float" office:value="16475044">
                <text:p>16475044</text:p>
              </table:table-cell>
              <table:table-cell office:value-type="float" office:value="538987">
                <text:p>538987</text:p>
              </table:table-cell>
              <table:table-cell office:value-type="float" office:value="387366">
                <text:p>387366</text:p>
              </table:table-cell>
              <table:table-cell office:value-type="float" office:value="4200432">
                <text:p>4200432</text:p>
              </table:table-cell>
              <table:table-cell office:value-type="float" office:value="5166134">
                <text:p>5166134</text:p>
              </table:table-cell>
              <table:table-cell office:value-type="float" office:value="15974638">
                <text:p>15974638</text:p>
              </table:table-cell>
              <table:table-cell office:value-type="float" office:value="611616">
                <text:p>611616</text:p>
              </table:table-cell>
              <table:table-cell office:value-type="float" office:value="532644">
                <text:p>532644</text:p>
              </table:table-cell>
              <table:table-cell office:value-type="float" office:value="5186188">
                <text:p>5186188</text:p>
              </table:table-cell>
              <table:table-cell office:value-type="float" office:value="5061734">
                <text:p>5061734</text:p>
              </table:table-cell>
              <table:table-cell office:value-type="float" office:value="1641365">
                <text:p>1641365</text:p>
              </table:table-cell>
              <table:table-cell office:value-type="float" office:value="15188767">
                <text:p>15188767</text:p>
              </table:table-cell>
              <table:table-cell office:value-type="float" office:value="1123061">
                <text:p>1123061</text:p>
              </table:table-cell>
              <table:table-cell office:value-type="float" office:value="5386297">
                <text:p>5386297</text:p>
              </table:table-cell>
              <table:table-cell office:value-type="float" office:value="5175310">
                <text:p>5175310</text:p>
              </table:table-cell>
              <table:table-cell office:value-type="float" office:value="319028">
                <text:p>319028</text:p>
              </table:table-cell>
              <table:table-cell office:value-type="float" office:value="279227">
                <text:p>279227</text:p>
              </table:table-cell>
              <table:table-cell office:value-type="float" office:value="807564">
                <text:p>807564</text:p>
              </table:table-cell>
              <table:table-cell office:value-type="float" office:value="4929695">
                <text:p>4929695</text:p>
              </table:table-cell>
              <table:table-cell office:value-type="float" office:value="4868246">
                <text:p>4868246</text:p>
              </table:table-cell>
              <table:table-cell office:value-type="float" office:value="280946">
                <text:p>280946</text:p>
              </table:table-cell>
              <table:table-cell office:value-type="float" office:value="183465">
                <text:p>183465</text:p>
              </table:table-cell>
            </table:table-row>
            <table:table-row>
              <table:table-cell office:value-type="string">
                <text:p>G</text:p>
                <draw:g>
                  <svg:desc>DataF.A15:DataF.A15</svg:desc>
                </draw:g>
              </table:table-cell>
              <table:table-cell office:value-type="float" office:value="5689343">
                <text:p>5689343</text:p>
                <draw:g>
                  <svg:desc>DataF.B15:DataF.AI15</svg:desc>
                </draw:g>
              </table:table-cell>
              <table:table-cell office:value-type="float" office:value="5131134">
                <text:p>5131134</text:p>
              </table:table-cell>
              <table:table-cell office:value-type="float" office:value="95432">
                <text:p>95432</text:p>
              </table:table-cell>
              <table:table-cell office:value-type="float" office:value="48302">
                <text:p>48302</text:p>
              </table:table-cell>
              <table:table-cell office:value-type="float" office:value="130081">
                <text:p>130081</text:p>
              </table:table-cell>
              <table:table-cell office:value-type="float" office:value="4564569">
                <text:p>4564569</text:p>
              </table:table-cell>
              <table:table-cell office:value-type="float" office:value="5326149">
                <text:p>5326149</text:p>
              </table:table-cell>
              <table:table-cell office:value-type="float" office:value="16950457">
                <text:p>16950457</text:p>
              </table:table-cell>
              <table:table-cell office:value-type="float" office:value="388698">
                <text:p>388698</text:p>
              </table:table-cell>
              <table:table-cell office:value-type="float" office:value="207255">
                <text:p>207255</text:p>
              </table:table-cell>
              <table:table-cell office:value-type="float" office:value="4776005">
                <text:p>4776005</text:p>
              </table:table-cell>
              <table:table-cell office:value-type="float" office:value="4422356">
                <text:p>4422356</text:p>
              </table:table-cell>
              <table:table-cell office:value-type="float" office:value="871631">
                <text:p>871631</text:p>
              </table:table-cell>
              <table:table-cell office:value-type="float" office:value="16252201">
                <text:p>16252201</text:p>
              </table:table-cell>
              <table:table-cell office:value-type="float" office:value="684363">
                <text:p>684363</text:p>
              </table:table-cell>
              <table:table-cell office:value-type="float" office:value="4753009">
                <text:p>4753009</text:p>
              </table:table-cell>
              <table:table-cell office:value-type="float" office:value="4796796">
                <text:p>4796796</text:p>
              </table:table-cell>
              <table:table-cell office:value-type="float" office:value="227242">
                <text:p>227242</text:p>
              </table:table-cell>
              <table:table-cell office:value-type="float" office:value="146221">
                <text:p>146221</text:p>
              </table:table-cell>
              <table:table-cell office:value-type="float" office:value="398707">
                <text:p>398707</text:p>
              </table:table-cell>
              <table:table-cell office:value-type="float" office:value="3908413">
                <text:p>3908413</text:p>
              </table:table-cell>
              <table:table-cell office:value-type="float" office:value="3824845">
                <text:p>3824845</text:p>
              </table:table-cell>
              <table:table-cell office:value-type="float" office:value="607577">
                <text:p>607577</text:p>
              </table:table-cell>
              <table:table-cell office:value-type="float" office:value="1723381">
                <text:p>1723381</text:p>
              </table:table-cell>
              <table:table-cell office:value-type="float" office:value="15455015">
                <text:p>15455015</text:p>
              </table:table-cell>
              <table:table-cell office:value-type="float" office:value="4273151">
                <text:p>4273151</text:p>
              </table:table-cell>
              <table:table-cell office:value-type="float" office:value="4758770">
                <text:p>4758770</text:p>
              </table:table-cell>
              <table:table-cell office:value-type="float" office:value="14671637">
                <text:p>14671637</text:p>
              </table:table-cell>
              <table:table-cell office:value-type="float" office:value="843673">
                <text:p>843673</text:p>
              </table:table-cell>
              <table:table-cell office:value-type="float" office:value="966158">
                <text:p>966158</text:p>
              </table:table-cell>
              <table:table-cell office:value-type="float" office:value="4156026">
                <text:p>4156026</text:p>
              </table:table-cell>
              <table:table-cell office:value-type="float" office:value="5767271">
                <text:p>5767271</text:p>
              </table:table-cell>
              <table:table-cell office:value-type="float" office:value="14790037">
                <text:p>14790037</text:p>
              </table:table-cell>
              <table:table-cell office:value-type="float" office:value="3474472">
                <text:p>3474472</text:p>
              </table:table-cell>
            </table:table-row>
            <table:table-row>
              <table:table-cell office:value-type="string">
                <text:p>N</text:p>
                <draw:g>
                  <svg:desc>DataF.A16:DataF.A16</svg:desc>
                </draw:g>
              </table:table-cell>
              <table:table-cell office:value-type="float" office:value="0">
                <text:p>0</text:p>
                <draw:g>
                  <svg:desc>DataF.B16:DataF.AI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</text:p>
                <draw:g>
                  <svg:desc>DataF.A17:DataF.A17</svg:desc>
                </draw:g>
              </table:table-cell>
              <table:table-cell office:value-type="float" office:value="5706793">
                <text:p>5706793</text:p>
                <draw:g>
                  <svg:desc>DataF.B17:DataF.AI17</svg:desc>
                </draw:g>
              </table:table-cell>
              <table:table-cell office:value-type="float" office:value="5783098">
                <text:p>5783098</text:p>
              </table:table-cell>
              <table:table-cell office:value-type="float" office:value="230904">
                <text:p>230904</text:p>
              </table:table-cell>
              <table:table-cell office:value-type="float" office:value="17325138">
                <text:p>17325138</text:p>
              </table:table-cell>
              <table:table-cell office:value-type="float" office:value="309488">
                <text:p>309488</text:p>
              </table:table-cell>
              <table:table-cell office:value-type="float" office:value="5756307">
                <text:p>5756307</text:p>
              </table:table-cell>
              <table:table-cell office:value-type="float" office:value="4406212">
                <text:p>4406212</text:p>
              </table:table-cell>
              <table:table-cell office:value-type="float" office:value="133108">
                <text:p>133108</text:p>
              </table:table-cell>
              <table:table-cell office:value-type="float" office:value="86390">
                <text:p>86390</text:p>
              </table:table-cell>
              <table:table-cell office:value-type="float" office:value="283235">
                <text:p>283235</text:p>
              </table:table-cell>
              <table:table-cell office:value-type="float" office:value="5561883">
                <text:p>5561883</text:p>
              </table:table-cell>
              <table:table-cell office:value-type="float" office:value="5687476">
                <text:p>5687476</text:p>
              </table:table-cell>
              <table:table-cell office:value-type="float" office:value="385733">
                <text:p>385733</text:p>
              </table:table-cell>
              <table:table-cell office:value-type="float" office:value="941946">
                <text:p>941946</text:p>
              </table:table-cell>
              <table:table-cell office:value-type="float" office:value="16555286">
                <text:p>16555286</text:p>
              </table:table-cell>
              <table:table-cell office:value-type="float" office:value="5971315">
                <text:p>5971315</text:p>
              </table:table-cell>
              <table:table-cell office:value-type="float" office:value="5358967">
                <text:p>5358967</text:p>
              </table:table-cell>
              <table:table-cell office:value-type="float" office:value="1276105">
                <text:p>1276105</text:p>
              </table:table-cell>
              <table:table-cell office:value-type="float" office:value="15909925">
                <text:p>15909925</text:p>
              </table:table-cell>
              <table:table-cell office:value-type="float" office:value="1121537">
                <text:p>1121537</text:p>
              </table:table-cell>
              <table:table-cell office:value-type="float" office:value="5590851">
                <text:p>5590851</text:p>
              </table:table-cell>
              <table:table-cell office:value-type="float" office:value="6287546">
                <text:p>6287546</text:p>
              </table:table-cell>
              <table:table-cell office:value-type="float" office:value="15434275">
                <text:p>15434275</text:p>
              </table:table-cell>
              <table:table-cell office:value-type="float" office:value="768613">
                <text:p>768613</text:p>
              </table:table-cell>
              <table:table-cell office:value-type="float" office:value="871729">
                <text:p>871729</text:p>
              </table:table-cell>
              <table:table-cell office:value-type="float" office:value="5589957">
                <text:p>5589957</text:p>
              </table:table-cell>
              <table:table-cell office:value-type="float" office:value="5137688">
                <text:p>5137688</text:p>
              </table:table-cell>
              <table:table-cell office:value-type="float" office:value="2169964">
                <text:p>2169964</text:p>
              </table:table-cell>
              <table:table-cell office:value-type="float" office:value="14679994">
                <text:p>14679994</text:p>
              </table:table-cell>
              <table:table-cell office:value-type="float" office:value="1519685">
                <text:p>1519685</text:p>
              </table:table-cell>
              <table:table-cell office:value-type="float" office:value="5519844">
                <text:p>5519844</text:p>
              </table:table-cell>
              <table:table-cell office:value-type="float" office:value="4855179">
                <text:p>4855179</text:p>
              </table:table-cell>
              <table:table-cell office:value-type="float" office:value="2572328">
                <text:p>2572328</text:p>
              </table:table-cell>
              <table:table-cell office:value-type="float" office:value="13975173">
                <text:p>139751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